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5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3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4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Terra Fértil</text:span></text:p>
            <text:p><text:span text:style-name="T2">Ministério Além do V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563cm" svg:x="1.4cm" svg:y="0.837cm" presentation:class="subtitle" presentation:user-transformed="true">
          <draw:text-box>
            <text:p><text:span text:style-name="T3">Eu quero entrar, nos átrios do Pai</text:span></text:p>
            <text:p><text:span text:style-name="T3">E regozijar-me em tua presença</text:span></text:p>
            <text:p><text:span text:style-name="T3">E ali me prostrarei com</text:span></text:p>
            <text:p><text:span text:style-name="T3">toda reverê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363cm" svg:x="1.4cm" svg:y="0.837cm" presentation:class="subtitle" presentation:user-transformed="true">
          <draw:text-box>
            <text:p><text:span text:style-name="T4">E entregarei minha humilde oferta</text:span></text:p>
            <text:p><text:span text:style-name="T4">Meu coração, minha vida,</text:span></text:p>
            <text:p><text:span text:style-name="T4">meu ser, te entreg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6" draw:text-style-name="P4" draw:layer="layout" svg:width="25.199cm" svg:height="18.963cm" svg:x="1.4cm" svg:y="0.837cm" presentation:class="subtitle" presentation:user-transformed="true">
          <draw:text-box>
            <text:p><text:span text:style-name="T4">Colher o que há de bom</text:span></text:p>
            <text:p><text:span text:style-name="T4">em tua palavra</text:span></text:p>
            <text:p><text:span text:style-name="T4">E descansar em teus</text:span></text:p>
            <text:p><text:span text:style-name="T4">braços de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<text:span text:style-name="T3">Quero teu arado, preparando</text:span></text:p>
            <text:p><text:span text:style-name="T3">a minha vida</text:span></text:p>
            <text:p><text:span text:style-name="T3">Devolva com vontade o mais profundo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Tire as pedras e os espinhos,</text:span></text:p>
            <text:p><text:span text:style-name="T4">terra fértil quero s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a teu louvor, faz-me Senhor</text:span></text:p>
            <text:p><text:span text:style-name="T4">Eu quero ser usado sem medida</text:span></text:p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6" draw:text-style-name="P4" draw:layer="layout" svg:width="25.199cm" svg:height="18.963cm" svg:x="1.4cm" svg:y="0.837cm" presentation:class="subtitle" presentation:user-transformed="true">
          <draw:text-box>
            <text:p><text:span text:style-name="T4">Colher o que há de bom</text:span></text:p>
            <text:p><text:span text:style-name="T4">em tua palavra</text:span></text:p>
            <text:p><text:span text:style-name="T4">E descansar em teus</text:span></text:p>
            <text:p><text:span text:style-name="T4">braços de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<text:span text:style-name="T3">Quero teu arado, preparando</text:span></text:p>
            <text:p><text:span text:style-name="T3">a minha vida</text:span></text:p>
            <text:p><text:span text:style-name="T3">Devolva com vontade o mais profundo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Tire as pedras e os espinhos,</text:span></text:p>
            <text:p><text:span text:style-name="T4">terra fértil quero s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a teu louvor, faz-me Senhor</text:span></text:p>
            <text:p><text:span text:style-name="T4">Eu quero ser usado sem medida</text:span></text:p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a teu louvor, faz-me Senhor</text:span></text:p>
            <text:p><text:span text:style-name="T4">Eu quero ser usado sem medida</text:span></text:p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Sou tão dependente desse teu amor</text:span></text:p>
            <text:p><text:span text:style-name="T4">Uma pequena gota, em</text:span></text:p>
            <text:p><text:span text:style-name="T4">teu grande 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6" draw:text-style-name="P4" draw:layer="layout" svg:width="25.199cm" svg:height="18.963cm" svg:x="1.4cm" svg:y="0.837cm" presentation:class="subtitle" presentation:user-transformed="true">
          <draw:text-box>
            <text:p><text:span text:style-name="T4">Move as tuas águas,</text:span></text:p>
            <text:p><text:span text:style-name="T4">enche-me de Ti</text:span></text:p>
            <text:p><text:span text:style-name="T4">Eu quero Senhor</text:span></text:p>
            <text:p><text:span text:style-name="T4">transbor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a teu louvor, faz-me Senhor</text:span></text:p>
            <text:p><text:span text:style-name="T4">Eu quero ser usado sem medida</text:span></text:p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a teu louvor, faz-me Senhor</text:span></text:p>
            <text:p><text:span text:style-name="T4">Eu quero ser usado sem medida</text:span></text:p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Pra teu louvor, faz-me Senhor</text:span></text:p>
            <text:p><text:span text:style-name="T4">Eu quero ser usado sem medida</text:span></text:p>
            <text:p><text:span text:style-name="T4">Prepara-me Senhor</text:span></text:p>
            <text:p><text:span text:style-name="T4">Capacita-me Senhor</text:span></text:p>
            <text:p><text:span text:style-name="T4">Te entrego a direção da</text:span></text:p>
            <text:p><text:span text:style-name="T4">minh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5:00:19.251373568</meta:creation-date>
    <dc:date>2017-02-12T13:34:11.466380094</dc:date>
    <meta:editing-duration>PT13M59S</meta:editing-duration>
    <meta:editing-cycles>15</meta:editing-cycles>
    <meta:generator>LibreOffice/5.2.5.1$Linux_X86_64 LibreOffice_project/20m0$Build-1</meta:generator>
    <meta:document-statistic meta:object-count="75"/>
  </office:meta>
</office:document-meta>
</file>